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d2fc" officeooo:paragraph-rsid="0020d2fc"/>
    </style:style>
    <style:style style:name="P2" style:family="paragraph" style:parent-style-name="Standard">
      <style:text-properties officeooo:rsid="0022d29d" officeooo:paragraph-rsid="0022d29d"/>
    </style:style>
    <style:style style:name="P3" style:family="paragraph" style:parent-style-name="Standard">
      <style:text-properties officeooo:rsid="00237ed6" officeooo:paragraph-rsid="00237ed6"/>
    </style:style>
    <style:style style:name="P4" style:family="paragraph" style:parent-style-name="Standard">
      <style:text-properties officeooo:rsid="0025e792" officeooo:paragraph-rsid="0025e792"/>
    </style:style>
    <style:style style:name="T1" style:family="text">
      <style:text-properties officeooo:rsid="0020f6f7"/>
    </style:style>
    <style:style style:name="T2" style:family="text">
      <style:text-properties officeooo:rsid="0021af35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rek526@darek526-Latitude-D630:~$ cd git</text:p>
      <text:p text:style-name="Standard">darek526@darek526-Latitude-D630:~/git$ ls</text:p>
      <text:p text:style-name="Standard">studia</text:p>
      <text:p text:style-name="Standard">darek526@darek526-Latitude-D630:~/git$ cd studia/</text:p>
      <text:p text:style-name="Standard">darek526@darek526-Latitude-D630:~/git/studia$ ls</text:p>
      <text:p text:style-name="Standard">bwip-gr1-darek526</text:p>
      <text:p text:style-name="Standard">darek526@darek526-Latitude-D630:~/git/studia$ cd bwip-gr1-darek526/</text:p>
      <text:p text:style-name="Standard">darek526@darek526-Latitude-D630:~/git/studia/bwip-gr1-darek526$ ls</text:p>
      <text:p text:style-name="Standard">lab1 <text:s/>lekcja1 <text:s/>README.md</text:p>
      <text:p text:style-name="Standard">darek526@darek526-Latitude-D630:~/git/studia/bwip-gr1-darek526$ cd lab1</text:p>
      <text:p text:style-name="Standard">darek526@darek526-Latitude-D630:~/git/studia/bwip-gr1-darek526/lab1$ ls</text:p>
      <text:p text:style-name="Standard">banks.py <text:s/>bmi.py <text:s/>bwip-z02.pdf <text:s/>mymath.py <text:s/>test_mamath_class.py</text:p>
      <text:p text:style-name="Standard">darek526@darek526-Latitude-D630:~/git/studia/bwip-gr1-darek526/lab1$ clear</text:p>
      <text:p text:style-name="Standard"/>
      <text:p text:style-name="Standard">darek526@darek526-Latitude-D630:~/git/studia/bwip-gr1-darek526/lab1$ ls</text:p>
      <text:p text:style-name="Standard">banks.py <text:s/>bmi.py <text:s/>bwip-z02.pdf <text:s/>mymath.py <text:s/>test_mymath_class.py</text:p>
      <text:p text:style-name="Standard"/>
      <text:p text:style-name="Standard">darek526@darek526-Latitude-D630:~/git/studia/bwip-gr1-darek526/lab1$ pytest-3</text:p>
      <text:p text:style-name="Standard">========================== test session starts ===========================</text:p>
      <text:p text:style-name="Standard">platform linux -- Python 3.6.6, pytest-3.3.2, py-1.5.2, pluggy-0.6.0</text:p>
      <text:p text:style-name="Standard">rootdir: /home/darek526/git/studia/bwip-gr1-darek526/lab1, inifile:</text:p>
      <text:p text:style-name="Standard">collected 1 item <text:s text:c="95"/></text:p>
      <text:p text:style-name="Standard"/>
      <text:p text:style-name="Standard">test_mymath_class.py . <text:s text:c="83"/>[100%]</text:p>
      <text:p text:style-name="Standard"/>
      <text:p text:style-name="Standard">================= 1 passed in 0.02 seconds ===================================</text:p>
      <text:p text:style-name="Standard"/>
      <text:p text:style-name="Standard">darek526@darek526-Latitude-D630:~/git/studia/bwip-gr1-darek526/lab1$ pytest-3 </text:p>
      <text:p text:style-name="Standard">banks.py <text:s text:c="13"/>bwip-z02.pdf <text:s text:c="9"/>__pycache__/ <text:s text:c="9"/></text:p>
      <text:p text:style-name="Standard">bmi.py <text:s text:c="15"/>mymath.py <text:s text:c="12"/>test_mymath_class.py <text:s/></text:p>
      <text:p text:style-name="Standard">darek526@darek526-Latitude-D630:~/git/studia/bwip-gr1-darek526/lab1$ pytest-3 test_mymath_class.py </text:p>
      <text:p text:style-name="Standard">============================== test session starts ============================</text:p>
      <text:p text:style-name="Standard">platform linux -- Python 3.6.6, pytest-3.3.2, py-1.5.2, pluggy-0.6.0</text:p>
      <text:p text:style-name="Standard">rootdir: /home/darek526/git/studia/bwip-gr1-darek526/lab1, inifile:</text:p>
      <text:p text:style-name="Standard">collected 1 item <text:s text:c="95"/></text:p>
      <text:p text:style-name="Standard"/>
      <text:p text:style-name="Standard">test_mymath_class.py . <text:s text:c="83"/>[100%]</text:p>
      <text:p text:style-name="Standard"/>
      <text:p text:style-name="Standard">========================= 1 passed in 0.01 seconds ===========================</text:p>
      <text:p text:style-name="Standard"/>
      <text:p text:style-name="Standard">darek526@darek526-Latitude-D630:~/git/studia/bwip-gr1-darek526/lab1$ py.test-3 test_mymath_class.py </text:p>
      <text:p text:style-name="Standard">============================ test session starts =============================</text:p>
      <text:p text:style-name="Standard">platform linux -- Python 3.6.6, pytest-3.3.2, py-1.5.2, pluggy-0.6.0</text:p>
      <text:p text:style-name="Standard">rootdir: /home/darek526/git/studia/bwip-gr1-darek526/lab1, inifile:</text:p>
      <text:p text:style-name="Standard">collected 1 item <text:s text:c="95"/></text:p>
      <text:p text:style-name="Standard"/>
      <text:p text:style-name="Standard">test_mymath_class.py . <text:s text:c="83"/>[100%]</text:p>
      <text:p text:style-name="Standard"/>
      <text:p text:style-name="Standard">======================== 1 passed in 0.02 seconds ===========================</text:p>
      <text:p text:style-name="Standard"><text:soft-page-break/>darek526@darek526-Latitude-D630:~/git/studia/bwip-gr1-darek526/lab1$ pytest-3 test_mymath_class.py </text:p>
      <text:p text:style-name="Standard">======================== test session starts ==================================</text:p>
      <text:p text:style-name="Standard">platform linux -- Python 3.6.6, pytest-3.3.2, py-1.5.2, pluggy-0.6.0</text:p>
      <text:p text:style-name="Standard">rootdir: /home/darek526/git/studia/bwip-gr1-darek526/lab1, inifile:</text:p>
      <text:p text:style-name="Standard">collected 1 item <text:s text:c="95"/></text:p>
      <text:p text:style-name="Standard"/>
      <text:p text:style-name="Standard">test_mymath_class.py . <text:s text:c="83"/>[100%]</text:p>
      <text:p text:style-name="Standard"/>
      <text:p text:style-name="Standard">========================== 1 passed in 0.02 seconds =========================</text:p>
      <text:p text:style-name="Standard"/>
      <text:p text:style-name="Standard"/>
      <text:p text:style-name="P1"><text:span text:style-name="T3">10.11.2018</text:span> <text:span text:style-name="T2">uruchamiamy python3 importujemy bibliotekę math i szukamy pomocy biblioteki math sprawdzamy funkcję ceil i gcd</text:span></text:p>
      <text:p text:style-name="P1">darek526@darek526-Latitude-D630:~$ python3</text:p>
      <text:p text:style-name="P1">Python 3.6.6 (default, Sep 12 2018, 18:26:19) </text:p>
      <text:p text:style-name="P1">[GCC 8.0.1 20180414 (experimental) [trunk revision 259383]] on linux</text:p>
      <text:p text:style-name="P1">Type "help", "copyright", "credits" or "license" for more information.</text:p>
      <text:p text:style-name="P1">&gt;&gt;&gt; import math</text:p>
      <text:p text:style-name="P1">&gt;&gt;&gt; help(math)</text:p>
      <text:p text:style-name="P1"/>
      <text:p text:style-name="P1">&gt;&gt;&gt; math.gcd(7,77)</text:p>
      <text:p text:style-name="P1">7 <text:span text:style-name="T1">#gcd podaje największy wspólny dzielnik dwóch podanych liczb</text:span></text:p>
      <text:p text:style-name="P1">&gt;&gt;&gt; math.ceil(3.2)</text:p>
      <text:p text:style-name="P1">4<text:span text:style-name="T1">#podaje najmnieszą liczbę całkowitą do wpisanej dla 3.1=4 dla 4=4</text:span></text:p>
      <text:p text:style-name="P1">&gt;&gt;&gt; math.ceil(3)</text:p>
      <text:p text:style-name="P1">3</text:p>
      <text:p text:style-name="P1">&gt;&gt;&gt; math.ceil(4)</text:p>
      <text:p text:style-name="P1">4</text:p>
      <text:p text:style-name="P1">&gt;&gt;&gt; math.gcd(2,4)</text:p>
      <text:p text:style-name="P1">2</text:p>
      <text:p text:style-name="P1">&gt;&gt;&gt; math.gcd(12,4)</text:p>
      <text:p text:style-name="P1">4</text:p>
      <text:p text:style-name="P1">&gt;&gt;&gt; math.gcd(22,14)</text:p>
      <text:p text:style-name="P1">2</text:p>
      <text:p text:style-name="P1">&gt;&gt;&gt; math.gcd(24,16)</text:p>
      <text:p text:style-name="P1">8</text:p>
      <text:p text:style-name="P1">&gt;&gt;&gt; </text:p>
      <text:p text:style-name="P1">========================= 1 error in 0.04 seconds ============================</text:p>
      <text:p text:style-name="P1">darek526@darek526-Latitude-D630:~/git/studia/bwip-gr1-darek526/lab1$ pytest-3 test_math_ceil_gcd.py </text:p>
      <text:p text:style-name="P1">============================ test session starts ==============================</text:p>
      <text:p text:style-name="P1">platform linux -- Python 3.6.6, pytest-3.3.2, py-1.5.2, pluggy-0.6.0</text:p>
      <text:p text:style-name="P1">rootdir: /home/darek526/git/studia/bwip-gr1-darek526/lab1, inifile:</text:p>
      <text:p text:style-name="P1">collected 1 item <text:s text:c="62"/></text:p>
      <text:p text:style-name="P1"/>
      <text:p text:style-name="P1">test_math_ceil_gcd.py . <text:s text:c="49"/>[100%]</text:p>
      <text:p text:style-name="P1"/>
      <text:p text:style-name="P1">========================= 1 passed in 0.02 seconds ===========================</text:p>
      <text:p text:style-name="P1">darek526@darek526-Latitude-D630:~/git/studia/bwip-gr1-darek526/lab1$ </text:p>
      <text:p text:style-name="P1"/>
      <text:p text:style-name="P2">#test</text:p>
      <text:p text:style-name="P1"><text:soft-page-break/>darek526@darek526-Latitude-D630:~/git/studia/bwip-gr1-darek526/lab1$ <text:span text:style-name="T3">pytest-3 test_funkcje.py </text:span></text:p>
      <text:p text:style-name="P1">========================test session starts===================================</text:p>
      <text:p text:style-name="P1">platform linux -- Python 3.6.6, pytest-3.3.2, py-1.5.2, pluggy-0.6.0</text:p>
      <text:p text:style-name="P1">rootdir: /home/darek526/git/studia/bwip-gr1-darek526/lab1, inifile:</text:p>
      <text:p text:style-name="P1">collected 1 item <text:s text:c="122"/></text:p>
      <text:p text:style-name="P1"/>
      <text:p text:style-name="P1">test_funkcje.py . <text:s text:c="115"/>[100%]</text:p>
      <text:p text:style-name="P1"/>
      <text:p text:style-name="P1">======================= 1 passed in 0.02 seconds =============================</text:p>
      <text:p text:style-name="P1">darek526@darek526-Latitude-D630:~/git/studia/bwip-gr1-darek526/lab1$ </text:p>
      <text:p text:style-name="P3"/>
      <text:p text:style-name="P3">#użycie parametru -v szczegóły</text:p>
      <text:p text:style-name="P1">darek526@darek526-Latitude-D630:~/git/studia/bwip-gr1-darek526/lab1$ <text:span text:style-name="T3">pytest-3 -v test_funkcje.py </text:span></text:p>
      <text:p text:style-name="P1">======================== test session starts ==============================</text:p>
      <text:p text:style-name="P1">platform linux -- Python 3.6.6, pytest-3.3.2, py-1.5.2, pluggy-0.6.0 -- /usr/bin/python3</text:p>
      <text:p text:style-name="P1">cachedir: .cache</text:p>
      <text:p text:style-name="P1">rootdir: /home/darek526/git/studia/bwip-gr1-darek526/lab1, inifile:</text:p>
      <text:p text:style-name="P1">collected 1 item <text:s text:c="62"/></text:p>
      <text:p text:style-name="P1"/>
      <text:p text:style-name="P1">test_funkcje.py::TestFunkcje::test_funkcje PASSED <text:s text:c="23"/>[100%]</text:p>
      <text:p text:style-name="P1"/>
      <text:p text:style-name="P1">================= 1 passed in 0.02 seconds ===========================</text:p>
      <text:p text:style-name="P1"/>
      <text:p text:style-name="P4">#wysyłanie na gitbucket</text:p>
      <text:p text:style-name="P4">darek526@darek526-Latitude-D630:~/git/studia/bwip-gr1-darek526/lab1$ git add .</text:p>
      <text:p text:style-name="P4">darek526@darek526-Latitude-D630:~/git/studia/bwip-gr1-darek526/lab1$ git status</text:p>
      <text:p text:style-name="P4">On branch master</text:p>
      <text:p text:style-name="P4">Your branch is up to date with 'origin/master'.</text:p>
      <text:p text:style-name="P4"/>
      <text:p text:style-name="P4">Changes to be committed:</text:p>
      <text:p text:style-name="P4"><text:s text:c="2"/>(use "git reset HEAD &lt;file&gt;..." to unstage)</text:p>
      <text:p text:style-name="P4"/>
      <text:p text:style-name="P4"><text:tab/>nowy plik: <text:s text:c="4"/>.cache/v/cache/lastfailed</text:p>
      <text:p text:style-name="P4"><text:tab/>nowy plik: <text:s text:c="4"/>__pycache__/funkcje.cpython-36.pyc</text:p>
      <text:p text:style-name="P4"><text:tab/>nowy plik: <text:s text:c="4"/>__pycache__/test_funkcje.cpython-36-PYTEST.pyc</text:p>
      <text:p text:style-name="P4"><text:tab/>nowy plik: <text:s text:c="4"/>__pycache__/test_math_ceil_gcd.cpython-36-PYTEST.pyc</text:p>
      <text:p text:style-name="P4"><text:tab/>nowy plik: <text:s text:c="4"/>funkcje.py</text:p>
      <text:p text:style-name="P4"><text:tab/>nowy plik: <text:s text:c="4"/>test_funkcje.py</text:p>
      <text:p text:style-name="P4"><text:tab/>nowy plik: <text:s text:c="4"/>test_math_ceil_gcd.py</text:p>
      <text:p text:style-name="P4"/>
      <text:p text:style-name="P4">darek526@darek526-Latitude-D630:~/git/studia/bwip-gr1-darek526/lab1$ git commit -m "7.11.2018"</text:p>
      <text:p text:style-name="P4">[master dba1c76] 7.11.2018</text:p>
      <text:p text:style-name="P4"><text:s/>7 files changed, 99 insertions(+)</text:p>
      <text:p text:style-name="P4"><text:s/>create mode 100644 lab1/.cache/v/cache/lastfailed</text:p>
      <text:p text:style-name="P4"><text:s/>create mode 100644 lab1/__pycache__/funkcje.cpython-36.pyc</text:p>
      <text:p text:style-name="P4"><text:s/>create mode 100644 lab1/__pycache__/test_funkcje.cpython-36-PYTEST.pyc</text:p>
      <text:p text:style-name="P4"><text:s/>create mode 100644 lab1/__pycache__/test_math_ceil_gcd.cpython-36-PYTEST.pyc</text:p>
      <text:p text:style-name="P4"><text:s/>create mode 100755 lab1/funkcje.py</text:p>
      <text:p text:style-name="P4"><text:s/>create mode 100644 lab1/test_funkcje.py</text:p>
      <text:p text:style-name="P4"><text:soft-page-break/><text:s/>create mode 100644 lab1/test_math_ceil_gcd.py</text:p>
      <text:p text:style-name="P4">darek526@darek526-Latitude-D630:~/git/studia/bwip-gr1-darek526/lab1$ git push</text:p>
      <text:p text:style-name="P4">Password for 'https://darek526@bitbucket.org': </text:p>
      <text:p text:style-name="P4">remote: Invalid username or password</text:p>
      <text:p text:style-name="P4">fatal: Authentication failed for 'https://darek526@bitbucket.org/darek526/bwip-gr1-darek526.git/'</text:p>
      <text:p text:style-name="P4">darek526@darek526-Latitude-D630:~/git/studia/bwip-gr1-darek526/lab1$ git push</text:p>
      <text:p text:style-name="P4">Password for 'https://darek526@bitbucket.org': </text:p>
      <text:p text:style-name="P4">Counting objects: 14, done.</text:p>
      <text:p text:style-name="P4">Delta compression using up to 2 threads.</text:p>
      <text:p text:style-name="P4">Compressing objects: 100% (11/11), done.</text:p>
      <text:p text:style-name="P4">Writing objects: 100% (14/14), 5.06 KiB | 1.01 MiB/s, done.</text:p>
      <text:p text:style-name="P4">Total 14 (delta 0), reused 0 (delta 0)</text:p>
      <text:p text:style-name="P4">To https://bitbucket.org/darek526/bwip-gr1-darek526.git</text:p>
      <text:p text:style-name="P4"><text:s text:c="3"/>6bbc7ac..dba1c76 <text:s/>master -&gt; master</text:p>
      <text:p text:style-name="P4">darek526@darek526-Latitude-D630:~/git/studia/bwip-gr1-darek526/lab1$ git status</text:p>
      <text:p text:style-name="P4">On branch master</text:p>
      <text:p text:style-name="P4">Your branch is up to date with 'origin/master'.</text:p>
      <text:p text:style-name="P4"/>
      <text:p text:style-name="P4">nothing to commit, working tree clean</text:p>
      <text:p text:style-name="P4">darek526@darek526-Latitude-D630:~/git/studia/bwip-gr1-darek526/lab1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0:48:52.812194220</meta:creation-date>
    <dc:date>2018-11-07T11:29:17.871149902</dc:date>
    <meta:editing-duration>PT18M21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4" meta:paragraph-count="139" meta:word-count="554" meta:character-count="8187" meta:non-whitespace-character-count="6486"/>
  </office:meta>
</office:document-meta>
</file>